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style:style style:name="P79"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26, 2021 (11:2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text:h text:style-name="Heading_20_2" text:outline-level="2"><text:bookmark-start text:name="conditional-operator"/>Conditional Operator<text:bookmark-end text:name="conditional-operator"/></text:h>
      <text:p text:style-name="First_20_paragraph">Here we introduced a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6">
        <text:list-item>
          <text:p text:style-name="P79">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9">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9">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53Z</meta:creation-date>
    <dc:date>2021-09-27T03:28:53Z</dc:date>
    <meta:user-defined meta:name="date" meta:value-type="string">September  26, 2021 (11:2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